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4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Heading_20_2">
      <style:text-properties fo:font-variant="normal" fo:text-transform="none" fo:color="#24292e" style:font-name="apple-system" fo:letter-spacing="normal" fo:font-style="normal" fo:font-weight="bold" officeooo:rsid="0007a557" officeooo:paragraph-rsid="0007a557"/>
    </style:style>
    <style:style style:name="P6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language="en" fo:country="US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4292e" fo:letter-spacing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GUIA basica de comandos github</text:h>
      <text:h text:style-name="P4" text:outline-level="2">Configuración Básica</text:h>
      <text:p text:style-name="P1">Configurar Nombre que salen en los commits</text:p>
      <text:p text:style-name="P2"><text:span text:style-name="Source_20_Text"><text:span text:style-name="T3"><text:s text:c="8"/></text:span></text:span><text:span text:style-name="Source_20_Text"><text:span text:style-name="T2">git config --global user.name "dasdo"</text:span></text:span></text:p>
      <text:p text:style-name="P1">Configurar Email</text:p>
      <text:p text:style-name="P2"><text:span text:style-name="Source_20_Text"><text:span text:style-name="T3"><text:s text:c="8"/></text:span></text:span><text:span text:style-name="Source_20_Text"><text:span text:style-name="T2">git config --global user.email dasdo1@gmail.com</text:span></text:span></text:p>
      <text:p text:style-name="P1">Marco de colores para los comando</text:p>
      <text:p text:style-name="P2"><text:span text:style-name="Source_20_Text"><text:span text:style-name="T3"><text:s text:c="8"/></text:span></text:span><text:span text:style-name="Source_20_Text"><text:span text:style-name="T2">git config --global color.ui true</text:span></text:span></text:p>
      <text:h text:style-name="P6" text:outline-level="2"><text:bookmark text:name="user-content-iniciando-repositorio"/>Iniciando repositorio</text:h>
      <text:p text:style-name="P1">Iniciamos GIT en la carpeta donde esta el proyecto</text:p>
      <text:p text:style-name="P2"><text:span text:style-name="Source_20_Text"><text:span text:style-name="T3"><text:s text:c="8"/></text:span></text:span><text:span text:style-name="Source_20_Text"><text:span text:style-name="T2">git init</text:span></text:span></text:p>
      <text:p text:style-name="P1">Clonamos el repositorio de github o bitbucket</text:p>
      <text:p text:style-name="P2"><text:span text:style-name="Source_20_Text"><text:span text:style-name="T3"><text:s text:c="8"/></text:span></text:span><text:span text:style-name="Source_20_Text"><text:span text:style-name="T2">git clone &lt;url&gt;</text:span></text:span></text:p>
      <text:p text:style-name="P1">Añadimos todos los archivos para el commit</text:p>
      <text:p text:style-name="P2"><text:span text:style-name="Source_20_Text"><text:span text:style-name="T3"><text:s text:c="8"/></text:span></text:span><text:span text:style-name="Source_20_Text"><text:span text:style-name="T2">git add .</text:span></text:span></text:p>
      <text:p text:style-name="P1">Hacemos el primer commit</text:p>
      <text:p text:style-name="P2"><text:span text:style-name="Source_20_Text"><text:span text:style-name="T3"><text:s text:c="8"/></text:span></text:span><text:span text:style-name="Source_20_Text"><text:span text:style-name="T2">git commit -m "Texto que identifique por que se hizo el commit"</text:span></text:span></text:p>
      <text:p text:style-name="P1">subimos al repositorio</text:p>
      <text:p text:style-name="P2"><text:span text:style-name="Source_20_Text"><text:span text:style-name="T3"><text:s text:c="8"/></text:span></text:span><text:span text:style-name="Source_20_Text"><text:span text:style-name="T2">git push origin master</text:span></text:span></text:p>
      <text:h text:style-name="P6" text:outline-level="2"><text:bookmark text:name="user-content-git-clone"/>GIT CLONE</text:h>
      <text:p text:style-name="P1">Clonamos el repositorio de github o bitbucket</text:p>
      <text:p text:style-name="P2"><text:span text:style-name="Source_20_Text"><text:span text:style-name="T3"><text:s text:c="8"/></text:span></text:span><text:span text:style-name="Source_20_Text"><text:span text:style-name="T2">git clone &lt;url&gt;</text:span></text:span></text:p>
      <text:p text:style-name="P1">Clonamos el repositorio de github o bitbucket ?????</text:p>
      <text:p text:style-name="P2"><text:span text:style-name="Source_20_Text"><text:span text:style-name="T3"><text:s text:c="8"/></text:span></text:span><text:span text:style-name="Source_20_Text"><text:span text:style-name="T2">git clone &lt;url&gt; git-demo</text:span></text:span></text:p>
      <text:h text:style-name="P6" text:outline-level="2"><text:bookmark text:name="user-content-git-add"/>GIT ADD</text:h>
      <text:p text:style-name="P1">Añadimos todos los archivos para el commit</text:p>
      <text:p text:style-name="P2"><text:soft-page-break/><text:span text:style-name="Source_20_Text"><text:span text:style-name="T3"><text:s text:c="8"/></text:span></text:span><text:span text:style-name="Source_20_Text"><text:span text:style-name="T2">git add .</text:span></text:span></text:p>
      <text:p text:style-name="P1">Añadimos el archivo para el commit</text:p>
      <text:p text:style-name="P2"><text:span text:style-name="Source_20_Text"><text:span text:style-name="T3"><text:s text:c="8"/></text:span></text:span><text:span text:style-name="Source_20_Text"><text:span text:style-name="T2">git add &lt;archivo&gt;</text:span></text:span></text:p>
      <text:p text:style-name="P1">Añadimos todos los archivos para el commit omitiendo los nuevos</text:p>
      <text:p text:style-name="P2"><text:span text:style-name="Source_20_Text"><text:span text:style-name="T3"><text:s text:c="8"/></text:span></text:span><text:span text:style-name="Source_20_Text"><text:span text:style-name="T2">git add --all </text:span></text:span></text:p>
      <text:p text:style-name="P1">Añadimos todos los archivos con la extensión especificada</text:p>
      <text:p text:style-name="P2"><text:span text:style-name="Source_20_Text"><text:span text:style-name="T3"><text:s text:c="8"/></text:span></text:span><text:span text:style-name="Source_20_Text"><text:span text:style-name="T2">git add *.txt</text:span></text:span></text:p>
      <text:p text:style-name="P1">Añadimos todos los archivos dentro de un directorio y de una extensión especifica</text:p>
      <text:p text:style-name="P2"><text:span text:style-name="Source_20_Text"><text:span text:style-name="T3"><text:s text:c="8"/></text:span></text:span><text:span text:style-name="Source_20_Text"><text:span text:style-name="T2">git add docs/*.txt</text:span></text:span></text:p>
      <text:p text:style-name="P1">Añadimos todos los archivos dentro de un directorios</text:p>
      <text:p text:style-name="P2"><text:span text:style-name="Source_20_Text"><text:span text:style-name="T3"><text:s text:c="8"/></text:span></text:span><text:span text:style-name="Source_20_Text"><text:span text:style-name="T2">git add docs/</text:span></text:span></text:p>
      <text:h text:style-name="P6" text:outline-level="2"><text:bookmark text:name="user-content-git-commit"/>GIT COMMIT</text:h>
      <text:p text:style-name="P1">Cargar en el HEAD los cambios realizados</text:p>
      <text:p text:style-name="P2"><text:span text:style-name="Source_20_Text"><text:span text:style-name="T3"><text:s text:c="8"/></text:span></text:span><text:span text:style-name="Source_20_Text"><text:span text:style-name="T2">git commit -m "Texto que identifique por que se hizo el commit"</text:span></text:span></text:p>
      <text:p text:style-name="P1">Agregar y Cargar en el HEAD los cambios realizados</text:p>
      <text:p text:style-name="P2"><text:span text:style-name="Source_20_Text"><text:span text:style-name="T3"><text:s text:c="8"/></text:span></text:span><text:span text:style-name="Source_20_Text"><text:span text:style-name="T2">git commit -a -m "Texto que identifique por que se hizo el commit"</text:span></text:span></text:p>
      <text:p text:style-name="P1">De haber conflictos los muestra</text:p>
      <text:p text:style-name="P2"><text:span text:style-name="Source_20_Text"><text:span text:style-name="T3"><text:s text:c="8"/></text:span></text:span><text:span text:style-name="Source_20_Text"><text:span text:style-name="T2">git commit -a </text:span></text:span></text:p>
      <text:p text:style-name="P1">Agregar al ultimo commit, este no se muestra como un nuevo commit en los logs. Se puede especificar un nuevo mensaje</text:p>
      <text:p text:style-name="P2"><text:span text:style-name="Source_20_Text"><text:span text:style-name="T3"><text:s text:c="8"/></text:span></text:span><text:span text:style-name="Source_20_Text"><text:span text:style-name="T2">git commit --amend -m "Texto que identifique por que se hizo el commit"</text:span></text:span></text:p>
      <text:h text:style-name="P6" text:outline-level="2"><text:bookmark text:name="user-content-git-push"/>GIT PUSH</text:h>
      <text:p text:style-name="P1">Subimos al repositorio</text:p>
      <text:p text:style-name="P2"><text:span text:style-name="Source_20_Text"><text:span text:style-name="T3"><text:s text:c="8"/></text:span></text:span><text:span text:style-name="Source_20_Text"><text:span text:style-name="T2">git push &lt;origien&gt; &lt;branch&gt;</text:span></text:span></text:p>
      <text:p text:style-name="P1">Subimos un tag</text:p>
      <text:p text:style-name="P2"><text:span text:style-name="Source_20_Text"><text:span text:style-name="T3"><text:s text:c="8"/></text:span></text:span><text:span text:style-name="Source_20_Text"><text:span text:style-name="T2">git push --tags</text:span></text:span></text:p>
      <text:h text:style-name="P6" text:outline-level="2"><text:bookmark text:name="user-content-git-log"/><text:soft-page-break/>GIT LOG</text:h>
      <text:p text:style-name="P1">Muestra los logs de los commits</text:p>
      <text:p text:style-name="P2"><text:span text:style-name="Source_20_Text"><text:span text:style-name="T3"><text:s text:c="8"/></text:span></text:span><text:span text:style-name="Source_20_Text"><text:span text:style-name="T2">git log</text:span></text:span></text:p>
      <text:p text:style-name="P1">Muestras los cambios en los commits</text:p>
      <text:p text:style-name="P2"><text:span text:style-name="Source_20_Text"><text:span text:style-name="T3"><text:s text:c="8"/></text:span></text:span><text:span text:style-name="Source_20_Text"><text:span text:style-name="T2">git log --oneline --stat</text:span></text:span></text:p>
      <text:p text:style-name="P1">Muestra graficos de los commits</text:p>
      <text:p text:style-name="P2"><text:span text:style-name="Source_20_Text"><text:span text:style-name="T3"><text:s text:c="8"/></text:span></text:span><text:span text:style-name="Source_20_Text"><text:span text:style-name="T2">git log --oneline --graph</text:span></text:span></text:p>
      <text:h text:style-name="P6" text:outline-level="2"><text:bookmark text:name="user-content-git-diff"/>GIT DIFF</text:h>
      <text:p text:style-name="P1">Muestra los cambios realizados a un archivo</text:p>
      <text:p text:style-name="P2"><text:span text:style-name="Source_20_Text"><text:span text:style-name="T3"><text:s text:c="8"/></text:span></text:span><text:span text:style-name="Source_20_Text"><text:span text:style-name="T2">git diff</text:span></text:span></text:p>
      <text:p text:style-name="P3"><text:span text:style-name="Source_20_Text"><text:span text:style-name="T3"><text:s text:c="8"/></text:span></text:span><text:span text:style-name="Source_20_Text"><text:span text:style-name="T2">git diff --staged</text:span></text:span></text:p>
      <text:h text:style-name="P6" text:outline-level="2"><text:bookmark text:name="user-content-git-head"/>GIT HEAD</text:h>
      <text:p text:style-name="P1">Saca un archivo del commit</text:p>
      <text:p text:style-name="P2"><text:span text:style-name="Source_20_Text"><text:span text:style-name="T3"><text:s text:c="8"/></text:span></text:span><text:span text:style-name="Source_20_Text"><text:span text:style-name="T2">git reset HEAD &lt;archivo&gt;</text:span></text:span></text:p>
      <text:p text:style-name="P1">Devuelve el ultimo commit que se hizo y pone los cambios en staging</text:p>
      <text:p text:style-name="P2"><text:span text:style-name="Source_20_Text"><text:span text:style-name="T3"><text:s text:c="8"/></text:span></text:span><text:span text:style-name="Source_20_Text"><text:span text:style-name="T2">git reset --soft HEAD^</text:span></text:span></text:p>
      <text:p text:style-name="P1">Devuelve el ultimo commit y todos los cambios</text:p>
      <text:p text:style-name="P2"><text:span text:style-name="Source_20_Text"><text:span text:style-name="T3"><text:s text:c="8"/></text:span></text:span><text:span text:style-name="Source_20_Text"><text:span text:style-name="T2">git reset --hard HEAD^</text:span></text:span></text:p>
      <text:p text:style-name="P1">Devuelve los 2 ultimo commit y todos los cambios</text:p>
      <text:p text:style-name="P2"><text:span text:style-name="Source_20_Text"><text:span text:style-name="T3"><text:s text:c="8"/></text:span></text:span><text:span text:style-name="Source_20_Text"><text:span text:style-name="T2">git reset --hard HEAD^^</text:span></text:span></text:p>
      <text:p text:style-name="P1">Rollback merge/commit</text:p>
      <text:p text:style-name="P2"><text:span text:style-name="Source_20_Text"><text:span text:style-name="T3"><text:s text:c="8"/></text:span></text:span><text:span text:style-name="Source_20_Text"><text:span text:style-name="T2">git log</text:span></text:span></text:p>
      <text:p text:style-name="P3"><text:span text:style-name="Source_20_Text"><text:span text:style-name="T3"><text:s text:c="8"/></text:span></text:span><text:span text:style-name="Source_20_Text"><text:span text:style-name="T2">git reset --hard &lt;commit_sha&gt;</text:span></text:span></text:p>
      <text:h text:style-name="P6" text:outline-level="2"><text:bookmark text:name="user-content-git-remote"/>GIT REMOTE</text:h>
      <text:p text:style-name="P1">Agregar repositorio remoto</text:p>
      <text:p text:style-name="P2"><text:span text:style-name="Source_20_Text"><text:span text:style-name="T3"><text:s text:c="8"/></text:span></text:span><text:span text:style-name="Source_20_Text"><text:span text:style-name="T2">git remote add origin &lt;url&gt;</text:span></text:span></text:p>
      <text:p text:style-name="P1">Cambiar de remote</text:p>
      <text:p text:style-name="P2"><text:soft-page-break/><text:span text:style-name="Source_20_Text"><text:span text:style-name="T3"><text:s text:c="8"/></text:span></text:span><text:span text:style-name="Source_20_Text"><text:span text:style-name="T2">git remote set-url origin &lt;url&gt;</text:span></text:span></text:p>
      <text:p text:style-name="P1">Remover repositorio</text:p>
      <text:p text:style-name="P2"><text:span text:style-name="Source_20_Text"><text:span text:style-name="T3"><text:s text:c="8"/></text:span></text:span><text:span text:style-name="Source_20_Text"><text:span text:style-name="T2">git remote rm &lt;name/origin&gt;</text:span></text:span></text:p>
      <text:p text:style-name="P1">Muestra lista repositorios</text:p>
      <text:p text:style-name="P2"><text:span text:style-name="Source_20_Text"><text:span text:style-name="T3"><text:s text:c="8"/></text:span></text:span><text:span text:style-name="Source_20_Text"><text:span text:style-name="T2">git remote -v</text:span></text:span></text:p>
      <text:p text:style-name="P1">Muestra los branches remotos</text:p>
      <text:p text:style-name="P2"><text:span text:style-name="Source_20_Text"><text:span text:style-name="T3"><text:s text:c="8"/></text:span></text:span><text:span text:style-name="Source_20_Text"><text:span text:style-name="T2">git remote show origin</text:span></text:span></text:p>
      <text:p text:style-name="P1">Limpiar todos los branches eliminados</text:p>
      <text:p text:style-name="P2"><text:span text:style-name="Source_20_Text"><text:span text:style-name="T3"><text:s text:c="8"/></text:span></text:span><text:span text:style-name="Source_20_Text"><text:span text:style-name="T2">git remote prune origin </text:span></text:span></text:p>
      <text:h text:style-name="P6" text:outline-level="2"><text:bookmark text:name="user-content-git-branch"/>GIT BRANCH</text:h>
      <text:p text:style-name="P1">Crea un branch</text:p>
      <text:p text:style-name="P2"><text:span text:style-name="Source_20_Text"><text:span text:style-name="T3"><text:s text:c="8"/></text:span></text:span><text:span text:style-name="Source_20_Text"><text:span text:style-name="T2">git branch &lt;nameBranch&gt;</text:span></text:span></text:p>
      <text:p text:style-name="P1">Lista los branches</text:p>
      <text:p text:style-name="P2"><text:span text:style-name="Source_20_Text"><text:span text:style-name="T3"><text:s text:c="8"/></text:span></text:span><text:span text:style-name="Source_20_Text"><text:span text:style-name="T2">git branch</text:span></text:span></text:p>
      <text:p text:style-name="P1">Comando -d elimina el branch y lo une al master</text:p>
      <text:p text:style-name="P2"><text:span text:style-name="Source_20_Text"><text:span text:style-name="T3"><text:s text:c="8"/></text:span></text:span><text:span text:style-name="Source_20_Text"><text:span text:style-name="T2">git branch -d &lt;nameBranch&gt;</text:span></text:span></text:p>
      <text:p text:style-name="P1">Elimina sin preguntar</text:p>
      <text:p text:style-name="P2"><text:span text:style-name="Source_20_Text"><text:span text:style-name="T3"><text:s text:c="8"/></text:span></text:span><text:span text:style-name="Source_20_Text"><text:span text:style-name="T2">git branch -D &lt;nameBranch&gt;</text:span></text:span></text:p>
      <text:h text:style-name="P6" text:outline-level="2"><text:bookmark text:name="user-content-git-tag"/>GIT TAG</text:h>
      <text:p text:style-name="P1">Muestra una lista de todos los tags</text:p>
      <text:p text:style-name="P2"><text:span text:style-name="Source_20_Text"><text:span text:style-name="T3"><text:s text:c="8"/></text:span></text:span><text:span text:style-name="Source_20_Text"><text:span text:style-name="T2">git tag</text:span></text:span></text:p>
      <text:p text:style-name="P1">Crea un nuevo tags</text:p>
      <text:p text:style-name="P2"><text:span text:style-name="Source_20_Text"><text:span text:style-name="T3"><text:s text:c="8"/></text:span></text:span><text:span text:style-name="Source_20_Text"><text:span text:style-name="T2">git tag -a &lt;verison&gt; - m "esta es la versión x"</text:span></text:span></text:p>
      <text:h text:style-name="P6" text:outline-level="2"><text:bookmark text:name="user-content-git-rebase"/>GIT REBASE</text:h>
      <text:p text:style-name="P1">Los rebase se usan cuando trabajamos con branches esto hace que los branches se pongan al día con el master sin afectar al mismo</text:p>
      <text:p text:style-name="P1">Une el branch actual con el mastar, esto no se puede ver como un merge</text:p>
      <text:p text:style-name="P2"><text:soft-page-break/><text:span text:style-name="Source_20_Text"><text:span text:style-name="T3"><text:s text:c="8"/></text:span></text:span><text:span text:style-name="Source_20_Text"><text:span text:style-name="T2">git rebase</text:span></text:span></text:p>
      <text:p text:style-name="P1">Cuando se produce un conflicto no das las siguientes opciones:</text:p>
      <text:p text:style-name="P1">cuando resolvemos los conflictos --continue continua la secuencia del rebase donde se pauso</text:p>
      <text:p text:style-name="P2"><text:span text:style-name="Source_20_Text"><text:span text:style-name="T3"><text:s text:c="8"/></text:span></text:span><text:span text:style-name="Source_20_Text"><text:span text:style-name="T2">git rebase --continue </text:span></text:span></text:p>
      <text:p text:style-name="P1">Omite el conflicto y sigue su camino</text:p>
      <text:p text:style-name="P2"><text:span text:style-name="Source_20_Text"><text:span text:style-name="T3"><text:s text:c="8"/></text:span></text:span><text:span text:style-name="Source_20_Text"><text:span text:style-name="T2">git rebase --skip</text:span></text:span></text:p>
      <text:p text:style-name="P1">Devuelve todo al principio del rebase</text:p>
      <text:p text:style-name="P2"><text:span text:style-name="Source_20_Text"><text:span text:style-name="T3"><text:s text:c="8"/></text:span></text:span><text:span text:style-name="Source_20_Text"><text:span text:style-name="T2">git reabse --abort</text:span></text:span></text:p>
      <text:p text:style-name="P1">Para hacer un rebase a un branch en especifico</text:p>
      <text:p text:style-name="P2"><text:span text:style-name="Source_20_Text"><text:span text:style-name="T3"><text:s text:c="8"/></text:span></text:span><text:span text:style-name="Source_20_Text"><text:span text:style-name="T2">git rebase &lt;nameBranch&gt;</text:span></text:span></text:p>
      <text:h text:style-name="P6" text:outline-level="2"><text:bookmark text:name="user-content-otros-comandos"/>OTROS COMANDOS</text:h>
      <text:p text:style-name="P1">Lista un estado actual del repositorio con lista de archivos modificados o agregados</text:p>
      <text:p text:style-name="P2"><text:span text:style-name="Source_20_Text"><text:span text:style-name="T3"><text:s text:c="8"/></text:span></text:span><text:span text:style-name="Source_20_Text"><text:span text:style-name="T2">git status</text:span></text:span></text:p>
      <text:p text:style-name="P1">Quita del HEAD un archivo y le pone el estado de no trabajado</text:p>
      <text:p text:style-name="P2"><text:span text:style-name="Source_20_Text"><text:span text:style-name="T3"><text:s text:c="8"/></text:span></text:span><text:span text:style-name="Source_20_Text"><text:span text:style-name="T2">git checkout -- &lt;file&gt;</text:span></text:span></text:p>
      <text:p text:style-name="P1">Crea un branch en base a uno online</text:p>
      <text:p text:style-name="P2"><text:span text:style-name="Source_20_Text"><text:span text:style-name="T3"><text:s text:c="8"/></text:span></text:span><text:span text:style-name="Source_20_Text"><text:span text:style-name="T2">git checkout -b newlocalbranchname origin/branch-name</text:span></text:span></text:p>
      <text:p text:style-name="P1">Busca los cambios nuevos y actualiza el repositorio</text:p>
      <text:p text:style-name="P2"><text:span text:style-name="Source_20_Text"><text:span text:style-name="T3"><text:s text:c="8"/></text:span></text:span><text:span text:style-name="Source_20_Text"><text:span text:style-name="T2">git pull origin &lt;nameBranch&gt;</text:span></text:span></text:p>
      <text:p text:style-name="P1">Cambiar de branch</text:p>
      <text:p text:style-name="P2"><text:span text:style-name="Source_20_Text"><text:span text:style-name="T3"><text:s text:c="8"/></text:span></text:span><text:span text:style-name="Source_20_Text"><text:span text:style-name="T2">git checkout &lt;nameBranch/tagname&gt;</text:span></text:span></text:p>
      <text:p text:style-name="P1">Une el branch actual con el especificado</text:p>
      <text:p text:style-name="P2"><text:span text:style-name="Source_20_Text"><text:span text:style-name="T3"><text:s text:c="8"/></text:span></text:span><text:span text:style-name="Source_20_Text"><text:span text:style-name="T2">git merge &lt;nameBranch&gt;</text:span></text:span></text:p>
      <text:p text:style-name="P1">Verifica cambios en el repositorio online con el local</text:p>
      <text:p text:style-name="P2"><text:span text:style-name="Source_20_Text"><text:span text:style-name="T3"><text:s text:c="8"/></text:span></text:span><text:span text:style-name="Source_20_Text"><text:span text:style-name="T2">git fetch</text:span></text:span></text:p>
      <text:p text:style-name="P1">Borrar un archivo del repositorio</text:p>
      <text:p text:style-name="P2"><text:span text:style-name="Source_20_Text"><text:span text:style-name="T3"><text:s text:c="8"/></text:span></text:span><text:span text:style-name="Source_20_Text"><text:span text:style-name="T2">git rm &lt;archivo&gt; </text:span></text:span></text:p>
      <text:h text:style-name="P6" text:outline-level="2"><text:bookmark text:name="user-content-fork"/><text:soft-page-break/>Fork</text:h>
      <text:p text:style-name="P1">Descargar remote de un fork</text:p>
      <text:p text:style-name="P2"><text:span text:style-name="Source_20_Text"><text:span text:style-name="T3"><text:s text:c="8"/></text:span></text:span><text:span text:style-name="Source_20_Text"><text:span text:style-name="T1">git remote add upstream &lt;url&gt;</text:span></text:span></text:p>
      <text:p text:style-name="P1">Merge con master de un fork</text:p>
      <text:p text:style-name="P2"><text:span text:style-name="Source_20_Text"><text:span text:style-name="T3"><text:s text:c="8"/></text:span></text:span><text:span text:style-name="Source_20_Text"><text:span text:style-name="T1">git fetch upstream</text:span></text:span></text:p>
      <text:p text:style-name="P3"><text:span text:style-name="Source_20_Text"><text:span text:style-name="T3"><text:s text:c="8"/></text:span></text:span><text:span text:style-name="Source_20_Text"><text:span text:style-name="T1">git merge upstream/master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7:04:03.724708517</meta:creation-date>
    <dc:date>2018-03-17T17:06:22.747031372</dc:date>
    <meta:editing-duration>PT2M20S</meta:editing-duration>
    <meta:editing-cycles>1</meta:editing-cycles>
    <meta:document-statistic meta:table-count="0" meta:image-count="0" meta:object-count="0" meta:page-count="6" meta:paragraph-count="137" meta:word-count="736" meta:character-count="4655" meta:non-whitespace-character-count="3582"/>
    <meta:generator>LibreOffice/5.4.5.1$Linux_X86_64 LibreOffice_project/40$Build-1</meta:generator>
  </office:meta>
</office:document-meta>
</file>